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а(ов) A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B2]" table:style-name="ce1">
            <text:p>2</text:p>
          </table:table-cell>
          <table:table-cell office:value-type="float" office:value="13" table:formula="of:=MAX([.D2:.D13])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[.B3]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" table:formula="of:=[.B4]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1; 2; 3</text:p>
          </table:table-cell>
          <table:table-cell office:value-type="float" office:value="9" table:formula="of:=[.D4]+[.B5]" table:style-name="ce1">
            <text:p>9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2" table:formula="of:=[.D5]+[.B6]" table:style-name="ce1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[.B7]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5" table:formula="of:=[.D7]+[.B8]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4; 7</text:p>
          </table:table-cell>
          <table:table-cell office:value-type="float" office:value="12" table:formula="of:=[.D5]+[.B9]" table:style-name="ce1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7" table:formula="of:=[.B10]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8; 9</text:p>
          </table:table-cell>
          <table:table-cell office:value-type="float" office:value="13" table:formula="of:=[.D9]+[.B11]" table:style-name="ce1">
            <text:p>13</text:p>
          </table:table-cell>
          <table:table-cell table:number-columns-repeated="16380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8" table:formula="of:=[.D10]+[.B12]" table:style-name="ce1">
            <text:p>8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9" table:formula="of:=[.D12]+[.B13]" table:style-name="ce1">
            <text:p>9</text:p>
          </table:table-cell>
          <table:table-cell table:number-columns-repeated="16380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HP</meta:initial-creator>
    <dc:creator>Матвей Рыбаков</dc:creator>
    <meta:creation-date>2022-07-26T06:42:39Z</meta:creation-date>
    <dc:date>2024-05-15T15:41:31Z</dc:date>
  </office:meta>
</office:document-meta>
</file>